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T10" style:parent-style-name="Absatz-Standardschriftart" style:family="text">
      <style:text-properties fo:language="en" fo:country="GB"/>
    </style:style>
    <style:style style:name="T11" style:parent-style-name="Absatz-Standardschriftart" style:family="text">
      <style:text-properties fo:language="en" fo:country="GB"/>
    </style:style>
    <style:style style:name="T12" style:parent-style-name="Absatz-Standardschriftart" style:family="text">
      <style:text-properties fo:language="en" fo:country="GB"/>
    </style:style>
    <style:style style:name="T13" style:parent-style-name="Absatz-Standardschriftart" style:family="text">
      <style:text-properties fo:language="en" fo:country="GB"/>
    </style:style>
    <style:style style:name="T14" style:parent-style-name="Absatz-Standardschriftart" style:family="text">
      <style:text-properties fo:language="en" fo:country="GB"/>
    </style:style>
    <style:style style:name="T15" style:parent-style-name="Absatz-Standardschriftart" style:family="text">
      <style:text-properties fo:language="en" fo:country="GB"/>
    </style:style>
    <style:style style:name="P16" style:parent-style-name="Standard" style:family="paragraph">
      <style:paragraph-properties fo:text-align="justify"/>
      <style:text-properties fo:language="en" fo:country="GB"/>
    </style:style>
    <style:style style:name="P17" style:parent-style-name="Standard" style:family="paragraph">
      <style:paragraph-properties fo:text-align="justify"/>
    </style:style>
    <style:style style:name="T18" style:parent-style-name="Absatz-Standardschriftart" style:family="text">
      <style:text-properties fo:language="en" fo:country="GB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style:vertical-align="auto" fo:background-color="#E7E6E6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GB" style:language-asian="de" style:country-asian="DE" style:language-complex="ar" style:country-complex="SA" fo:hyphenate="true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  <style:text-properties fo:language="en" fo:country="GB"/>
    </style:style>
    <style:style style:name="P31" style:parent-style-name="HTMLVorformatiert" style:family="paragraph">
      <style:paragraph-properties fo:background-color="#E7E6E6"/>
      <style:text-properties fo:language="en" fo:country="GB"/>
    </style:style>
    <style:style style:name="P32" style:parent-style-name="HTMLVorformatiert" style:family="paragraph">
      <style:paragraph-properties fo:background-color="#E7E6E6"/>
      <style:text-properties fo:language="en" fo:country="GB"/>
    </style:style>
    <style:style style:name="P33" style:parent-style-name="HTMLVorformatiert" style:family="paragraph">
      <style:paragraph-properties fo:background-color="#E7E6E6"/>
    </style:style>
    <style:style style:name="T34" style:parent-style-name="Absatz-Standardschriftart" style:family="text">
      <style:text-properties fo:language="en" fo:country="GB"/>
    </style:style>
    <style:style style:name="T35" style:parent-style-name="Absatz-Standardschriftart" style:family="text">
      <style:text-properties fo:language="en" fo:country="GB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TableColumn42" style:family="table-column">
      <style:table-column-properties style:column-width="1.7708in" style:use-optimal-column-width="false"/>
    </style:style>
    <style:style style:name="TableColumn43" style:family="table-column">
      <style:table-column-properties style:column-width="0.9479in" style:use-optimal-column-width="false"/>
    </style:style>
    <style:style style:name="TableColumn44" style:family="table-column">
      <style:table-column-properties style:column-width="0.75in" style:use-optimal-column-width="false"/>
    </style:style>
    <style:style style:name="TableColumn45" style:family="table-column">
      <style:table-column-properties style:column-width="3.2291in" style:use-optimal-column-width="false"/>
    </style:style>
    <style:style style:name="Table41" style:family="table">
      <style:table-properties style:width="6.6979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34in solid #000000" fo:border-left="0.0034in solid #000000" fo:border-bottom="0.0034in solid #000000" fo:border-right="none" fo:background-color="#FCC79B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0.0034in solid #000000" fo:border-left="0.0034in solid #000000" fo:border-bottom="0.0034in solid #000000" fo:border-right="none" fo:background-color="#FCC79B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0.0034in solid #000000" fo:border-left="0.0034in solid #000000" fo:border-bottom="0.0034in solid #000000" fo:border-right="none" fo:background-color="#FCC79B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="0.0034in solid #000000" fo:background-color="#FCC79B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TableColumn75" style:family="table-column">
      <style:table-column-properties style:column-width="1.7708in" style:use-optimal-column-width="false"/>
    </style:style>
    <style:style style:name="TableColumn76" style:family="table-column">
      <style:table-column-properties style:column-width="0.9479in" style:use-optimal-column-width="false"/>
    </style:style>
    <style:style style:name="TableColumn77" style:family="table-column">
      <style:table-column-properties style:column-width="0.75in" style:use-optimal-column-width="false"/>
    </style:style>
    <style:style style:name="TableColumn78" style:family="table-column">
      <style:table-column-properties style:column-width="3.2291in" style:use-optimal-column-width="false"/>
    </style:style>
    <style:style style:name="Table74" style:family="table">
      <style:table-properties style:width="6.6979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fo:background-color="#FCC79B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0.0034in solid #000000" fo:border-left="0.0034in solid #000000" fo:border-bottom="0.0034in solid #000000" fo:border-right="none" fo:background-color="#FCC79B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0.0034in solid #000000" fo:border-left="0.0034in solid #000000" fo:border-bottom="0.0034in solid #000000" fo:border-right="none" fo:background-color="#FCC79B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="0.0034in solid #000000" fo:background-color="#FCC79B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TableColumn105" style:family="table-column">
      <style:table-column-properties style:column-width="1.7708in" style:use-optimal-column-width="false"/>
    </style:style>
    <style:style style:name="TableColumn106" style:family="table-column">
      <style:table-column-properties style:column-width="0.9479in" style:use-optimal-column-width="false"/>
    </style:style>
    <style:style style:name="TableColumn107" style:family="table-column">
      <style:table-column-properties style:column-width="0.75in" style:use-optimal-column-width="false"/>
    </style:style>
    <style:style style:name="TableColumn108" style:family="table-column">
      <style:table-column-properties style:column-width="3.2291in" style:use-optimal-column-width="false"/>
    </style:style>
    <style:style style:name="Table104" style:family="table">
      <style:table-properties style:width="6.6979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fo:background-color="#FCC79B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0.0034in solid #000000" fo:border-left="0.0034in solid #000000" fo:border-bottom="0.0034in solid #000000" fo:border-right="none" fo:background-color="#FCC79B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0.0034in solid #000000" fo:border-left="0.0034in solid #000000" fo:border-bottom="0.0034in solid #000000" fo:border-right="none" fo:background-color="#FCC79B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="0.0034in solid #000000" fo:background-color="#FCC79B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</style:style>
  </office:automatic-styles>
  <office:body>
    <office:text text:use-soft-page-breaks="true">
      <text:p text:style-name="P1">3.4<text:s/>Modul:<text:s/>parser2</text:p>
      <text:p text:style-name="P2"/>
      <text:p text:style-name="P3">Das Modul<text:s/>parser2 stellt mehrere Funktionen zur Verarbeitung von Graphen-Dateien dar. Ziel ist es eine Schnittstelle zwischen dem in 3.4.1 beschriebenen Graphen-Format und der internen Verarbeitung der Graphen als Graph-Objekt (siehe Abschnitt 3.1) zu ermöglichen. Des Weiteren ermöglicht das Modul die Ausgabe eines solchen Graph-Objekts in genanntem Graphen-Format. Außerdem ist es möglich eine chemische Struktur (im JSON-Format)<text:s/>einzulesen und diese als Graphobjekt intern weiter zu verarbeiten.<text:s/></text:p>
      <text:p text:style-name="P4"/>
      <text:p text:style-name="P5">Eingabeformate:</text:p>
      <text:p text:style-name="P6"><text:tab/>3.4.1 Arbeitsgruppen-internes Graphen-Format</text:p>
      <text:p text:style-name="P7"><text:tab/>3.4.2 JSON-Dateien</text:p>
      <text:p text:style-name="P8">Funktionen:</text:p>
      <text:p text:style-name="P9"><text:tab/><text:span text:style-name="T10">3.</text:span><text:span text:style-name="T11">4</text:span><text:span text:style-name="T12">.</text:span><text:span text:style-name="T13">3</text:span><text:span text:style-name="T14"><text:s/></text:span><text:span text:style-name="T15">parse</text:span></text:p>
      <text:p text:style-name="P16"><text:tab/>3.4.4<text:s/>reverse_parser</text:p>
      <text:p text:style-name="P17"><text:span text:style-name="T18"><text:tab/></text:span>3.4.5 parse_chem</text:p>
      <text:p text:style-name="P19"/>
      <text:p text:style-name="P20">3.4.1<text:s/>Arbeitsgruppen-internes Graphen-Format</text:p>
      <text:p text:style-name="P21">Innerhalb der Seminargruppe “Fortgeschrittene Methoden der Bioinformatik“ (SS19) wurde sich auf folgendes Graphen-Format geeinigt:</text:p>
      <text:p text:style-name="P22">#nodes;5<text:line-break/>#edges;8<text:line-break/>Nodes labelled;True<text:line-break/>Edges labelled;False<text:line-break/>Directed graph;False<text:line-break/><text:line-break/>1;a;2;5;4;3<text:line-break/>2;b;5;4;3;1<text:line-break/>3;c;1;2<text:line-break/>4;d;1;2;5<text:line-break/>5;e;4;1;2<text:line-break/><text:line-break/>1;2<text:line-break/>1;5<text:line-break/>1;4<text:line-break/>1;3<text:line-break/>2;3<text:line-break/>2;4<text:line-break/>2;5<text:line-break/>4;5</text:p>
      <text:p text:style-name="P23">Dieses Format dient der<text:s/>Speicherung aller relevanten Informationen eines Graphen und dient als Inputformat für die Funktion parse() [Abschnitt 3.4.3] sowie als Outputformat der Funktion reverse_parser() [Abschnitt<text:s/>3.4.4]. Die Datei ist in drei Blöcke unterteilt, welche durch Leerzeilen separiert sind. Informationen innerhalb einer Zeile werden durch ein Semikolon voneinander getrennt.</text:p>
      <text:p text:style-name="P24">In Block 1 werden allgemeine Informationen zum Graphen zusammengefasst (Anzahl der Knoten, Anzahl der Kanten, Knoten und Kantenlabel sowie die Information, ob es sich um einen gerichteten Graphen handelt.</text:p>
      <text:p text:style-name="P25">In Block 2 sind die Knoten des Graphen aufgelistet. Jede Zeile stellt einen neuen Knoten dar. Jeder Knoten beginnt mit dem jeweilen Namen, gefolgt von dem Label (falls in Block 1 definiert) sowie den benachbarten Knoten.<text:s/></text:p>
      <text:p text:style-name="P26">In Block 3 sind die Kanten des Graphen aufgelistet. Jede Zeile stellt eine neue Kante dar. Jede Kante<text:s/>ist durch die beiden Knoten definiert, welche sie verbindet. Im Falle gerichteter Graphen ist die Kante vom erstgenannten Knoten zum zweitgenannten Knoten definiert, gefolgt vom Label der Kante.<text:s/></text:p>
      <text:p text:style-name="P27"/>
      <text:p text:style-name="P28"/>
      <text:p text:style-name="P29"/>
      <text:soft-page-break/>
      <text:p text:style-name="P30">3.4.2 JSON-Dateien</text:p>
      <text:p text:style-name="P31">{<text:line-break/><text:s text:c="2"/>"PC_Compounds": [<text:line-break/><text:s text:c="4"/>{<text:line-break/><text:s text:c="6"/>"id": {<text:line-break/><text:s text:c="8"/>"id": {<text:line-break/><text:s text:c="10"/>"cid": 962<text:line-break/><text:s text:c="8"/>}<text:line-break/><text:s text:c="6"/>},<text:line-break/><text:s text:c="6"/>"atoms": {<text:line-break/><text:s text:c="8"/>"aid": [<text:line-break/><text:s text:c="10"/>1,<text:line-break/><text:s text:c="10"/>2,<text:line-break/><text:s text:c="10"/>3<text:line-break/><text:s text:c="8"/>],<text:line-break/><text:s text:c="8"/>"element": [<text:line-break/><text:s text:c="10"/>8,<text:line-break/><text:s text:c="10"/>1,<text:line-break/><text:s text:c="10"/>1<text:line-break/><text:s text:c="8"/>]<text:line-break/><text:s text:c="6"/>},<text:line-break/><text:s text:c="6"/>"bonds": {<text:line-break/><text:s text:c="8"/>"aid1": [<text:line-break/><text:s text:c="10"/>1,<text:line-break/><text:s text:c="10"/>1<text:line-break/><text:s text:c="8"/>],<text:line-break/><text:s text:c="8"/>"aid2": [<text:line-break/><text:s text:c="10"/>2,<text:line-break/><text:s text:c="10"/>3<text:line-break/><text:s text:c="8"/>],<text:line-break/><text:s text:c="8"/>"order": [<text:line-break/><text:s text:c="10"/>1,<text:line-break/><text:s text:c="10"/>1<text:line-break/><text:s text:c="8"/>]<text:line-break/><text:s text:c="6"/>},<text:line-break/><text:s text:c="6"/>.<text:line-break/><text:s text:c="6"/>.</text:p>
      <text:p text:style-name="P32"><text:s text:c="6"/>.</text:p>
      <text:p text:style-name="P33"><text:span text:style-name="T34"><text:s text:c="6"/>.</text:span><text:span text:style-name="T35"><text:line-break/></text:span><text:s text:c="4"/>}<text:line-break/><text:s text:c="2"/>]<text:line-break/>}</text:p>
      <text:p text:style-name="P36">Das JSON-Format ist eins der 4 möglichen Formate um chemische Strukturen aus der PubChem-Datenbank zu speichern. Es dient der Funktion parse_chem() als Eingabe.</text:p>
      <text:p text:style-name="P37"/>
      <text:p text:style-name="P38">3.4.3 parse(filename)</text:p>
      <text:p text:style-name="P39">Rückgabe: Objekt der Klasse Graph</text:p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Inputparameter</text:p>
          </table:table-cell>
          <table:table-cell table:style-name="TableCell49">
            <text:p text:style-name="P50">Typ</text:p>
          </table:table-cell>
          <table:table-cell table:style-name="TableCell51">
            <text:p text:style-name="P52">Default</text:p>
          </table:table-cell>
          <table:table-cell table:style-name="TableCell53">
            <text:p text:style-name="P54">Kurzbeschreibung</text:p>
          </table:table-cell>
        </table:table-row>
        <table:table-row table:style-name="TableRow55">
          <table:table-cell table:style-name="TableCell56">
            <text:p text:style-name="P57">filename</text:p>
          </table:table-cell>
          <table:table-cell table:style-name="TableCell58">
            <text:p text:style-name="P59">String</text:p>
          </table:table-cell>
          <table:table-cell table:style-name="TableCell60">
            <text:p text:style-name="P61">-</text:p>
          </table:table-cell>
          <table:table-cell table:style-name="TableCell62">
            <text:p text:style-name="P63">Dateipfad und Name der Textdatei, die die Grapheninformationen<text:s/>beinhaltet</text:p>
          </table:table-cell>
        </table:table-row>
      </table:table>
      <text:p text:style-name="P64"/>
      <text:p text:style-name="P65">Die Funktion parse() dient dem Einlesen eines Graphen aus dem festgelegten Graphen-Format zur internen Weiterverarbeitung. Sie erstellt ein Objekt der Klasse Graph (s. Abschnitt 3.1) aus den in der Input-Textdatei enthaltenen Informationen. Die Inputdatei muss zwingend dem in Abschnitt 3.4.1 beschriebenen Format vorliegen.</text:p>
      <text:p text:style-name="P66"/>
      <text:p text:style-name="P67"/>
      <text:p text:style-name="P68"><text:tab/></text:p>
      <text:p text:style-name="P69"/>
      <text:p text:style-name="P70">3.4.4<text:s/>reverse_parser(g)</text:p>
      <text:p text:style-name="P71"/>
      <text:p text:style-name="P72">Rückgabe:<text:s/>Graphen-Format (siehe 3.4.1) als Standard-Output</text:p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Inputparameter</text:p>
          </table:table-cell>
          <table:table-cell table:style-name="TableCell82">
            <text:p text:style-name="P83">Typ</text:p>
          </table:table-cell>
          <table:table-cell table:style-name="TableCell84">
            <text:p text:style-name="P85">Default</text:p>
          </table:table-cell>
          <table:table-cell table:style-name="TableCell86">
            <text:p text:style-name="P87">Kurzbeschreibung</text:p>
          </table:table-cell>
        </table:table-row>
        <table:table-row table:style-name="TableRow88">
          <table:table-cell table:style-name="TableCell89">
            <text:p text:style-name="P90">g</text:p>
          </table:table-cell>
          <table:table-cell table:style-name="TableCell91">
            <text:p text:style-name="P92">Graph</text:p>
          </table:table-cell>
          <table:table-cell table:style-name="TableCell93">
            <text:p text:style-name="P94">-</text:p>
          </table:table-cell>
          <table:table-cell table:style-name="TableCell95">
            <text:p text:style-name="P96">Das zu speichernde Graph-Objekt.</text:p>
          </table:table-cell>
        </table:table-row>
      </table:table>
      <text:p text:style-name="Standard"/>
      <text:p text:style-name="Standard">Die Funktion reverse_parser() ermöglicht die Ausgabe eines Programm-intern verwendeten Graph-Objekts in dem festgelegten Graphen-Format. Zur Speicherung der Informationen muss der STDOUT des Programms in einer Textdatei gespeichert werden. Dazu im Terminal<text:s/>main.py &gt;&gt; output.graph verwenden.<text:s/></text:p>
      <text:p text:style-name="P97"/>
      <text:p text:style-name="P98"/>
      <text:p text:style-name="P99"/>
      <text:p text:style-name="P100">3.4.5<text:s/>parse_chem(filename)</text:p>
      <text:p text:style-name="P101"/>
      <text:p text:style-name="P102">Rückgabe: Objekt der Klasse Graph</text:p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Inputparameter</text:p>
          </table:table-cell>
          <table:table-cell table:style-name="TableCell112">
            <text:p text:style-name="P113">Typ</text:p>
          </table:table-cell>
          <table:table-cell table:style-name="TableCell114">
            <text:p text:style-name="P115">Default</text:p>
          </table:table-cell>
          <table:table-cell table:style-name="TableCell116">
            <text:p text:style-name="P117">Kurzbeschreibung</text:p>
          </table:table-cell>
        </table:table-row>
        <table:table-row table:style-name="TableRow118">
          <table:table-cell table:style-name="TableCell119">
            <text:p text:style-name="P120">filename</text:p>
          </table:table-cell>
          <table:table-cell table:style-name="TableCell121">
            <text:p text:style-name="P122">String</text:p>
          </table:table-cell>
          <table:table-cell table:style-name="TableCell123">
            <text:p text:style-name="P124">-</text:p>
          </table:table-cell>
          <table:table-cell table:style-name="TableCell125">
            <text:p text:style-name="P126">Dateipfad und Name der JSON-Datei, die die Informationen über die einzulesende chemische Struktur beinhaltet</text:p>
          </table:table-cell>
        </table:table-row>
      </table:table>
      <text:p text:style-name="P127"/>
      <text:p text:style-name="P128">Ähnlich der Funktion<text:s/>parse()<text:s/>wird<text:s/>mit parse_chem()<text:s/>ein Graph-Objekt<text:s/>aus einer Inputdatei<text:s/>erzeugt<text:s/>und damit der Programm-internen Verarbeitung zugänglich gemacht.<text:s/>Die Besonderheit ist, dass die Knoten- und Kanten-Labels den Informationen der chemischen Struktur zugeordnet sind. So entspricht das Label eines jeden Knoten dem entsprechenden Atom in der chemischen Struktur, dargestellt durch seine Ordnungszahl.<text:s/>Die Label der Kanten stellen die Art der chemischen Bindung dar. So entspricht das Kantenlabel „1“ einer Einfachbindung und das Kantenlabel „2“ einer Doppelbindung. Die Funktion parse_chem() ermöglich somit die Verarbeitung chemischer Strukturen in Form eines internen Graph-Objekt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s949399</dc:creator>
    <meta:creation-date>2019-09-22T21:29:00Z</meta:creation-date>
    <dc:date>2019-09-23T05:41:00Z</dc:date>
    <meta:template xlink:href="Normal.dotm" xlink:type="simple"/>
    <meta:editing-cycles>4</meta:editing-cycles>
    <meta:editing-duration>PT0S</meta:editing-duration>
    <meta:document-statistic meta:page-count="3" meta:paragraph-count="9" meta:word-count="647" meta:character-count="4721" meta:row-count="34" meta:non-whitespace-character-count="4083"/>
  </office:meta>
</office:document-meta>
</file>